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Part 1: Basic Budget Planning</text:span></text:p>
      <text:p text:style-name="P1"><text:span text:style-name="T1"/></text:p>
      <text:p text:style-name="P1"><text:span text:style-name="T1">Purpose:</text:span></text:p>
      <text:p text:style-name="P1"><text:span text:style-name="T1"><text:s text:c="3"/>This part helps users understand their income and basic expenses. It calculates how much money they have left after paying for things like rent, groceries, and other costs.</text:span></text:p>
      <text:p text:style-name="P1"><text:span text:style-name="T1"/></text:p>
      <text:p text:style-name="P1"><text:span text:style-name="T1">Key Components:</text:span></text:p>
      <text:p text:style-name="P1"><text:span text:style-name="T1"><text:s text:c="3"/>User Input: The program asks the user for their gross monthly income, estimated tax, and monthly expenses (like groceries, water, travel, and phone bills).</text:span></text:p>
      <text:p text:style-name="P1"><text:span text:style-name="T1"><text:s text:c="3"/>Accommodation Choice: The user can choose to either rent a place or buy a property.</text:span></text:p>
      <text:p text:style-name="P1"><text:span text:style-name="T1"><text:s text:c="5"/>If renting, they enter the monthly rent.</text:span></text:p>
      <text:p text:style-name="P1"><text:span text:style-name="T1"><text:s text:c="5"/>If buying, they enter details like the purchase price, deposit, interest rate, and how long they will take to pay it off (in months).</text:span></text:p>
      <text:p text:style-name="P1"><text:span text:style-name="T1"/></text:p>
      <text:p text:style-name="P1"><text:span text:style-name="T1">Calculations:</text:span></text:p>
      <text:p text:style-name="P1"><text:span text:style-name="T1"><text:s text:c="3"/>The program calculates the monthly payment for a home loan if the user chooses to buy a property.</text:span></text:p>
      <text:p text:style-name="P1"><text:span text:style-name="T1"><text:s text:c="3"/>It checks if this payment is more than one-third of the user’s income. If it is, the program warns that getting the loan might be hard.</text:span></text:p>
      <text:p text:style-name="P1"><text:span text:style-name="T1"><text:s text:c="3"/>Finally, it calculates how much money the user has left after all expenses and shows this amount.</text:span></text:p>
      <text:p text:style-name="P1"><text:span text:style-name="T1"/></text:p>
      <text:p text:style-name="P1"><text:span text:style-name="T1">Part 2: Advanced Budget Planning</text:span></text:p>
      <text:p text:style-name="P1"><text:span text:style-name="T1"/></text:p>
      <text:p text:style-name="P1"><text:span text:style-name="T1">Purpose:</text:span></text:p>
      <text:p text:style-name="P1"><text:span text:style-name="T1"><text:s text:c="3"/>This part adds more features to help users plan for buying a vehicle in addition to their housing costs.</text:span></text:p>
      <text:p text:style-name="P1"><text:span text:style-name="T1"/></text:p>
      <text:p text:style-name="P1"><text:span text:style-name="T1">Key Components:</text:span></text:p>
      <text:p text:style-name="P1"><text:span text:style-name="T1"><text:s text:c="3"/>Vehicle Class: A new class is created to handle vehicle expenses. It includes details like the vehicle's model, purchase price, deposit, interest rate, and insurance cost.</text:span></text:p>
      <text:p text:style-name="P1"><text:span text:style-name="T1"><text:s text:c="3"/>User Input for Vehicle: After entering housing details, the user is asked if they want to buy a vehicle. If yes, they provide the vehicle details.</text:span></text:p>
      <text:p text:style-name="P1"><text:span text:style-name="T1"/></text:p>
      <text:p text:style-name="P1"><text:span text:style-name="T1">Calculations:</text:span></text:p>
      <text:p text:style-name="P1"><text:span text:style-name="T1"><text:s text:c="3"/>The program calculates the total monthly cost of owning the vehicle, which includes both the loan payment and insurance.</text:span></text:p>
      <text:p text:style-name="P1"><text:span text:style-name="T1"><text:s text:c="3"/>It adds this vehicle cost to the total expenses.</text:span></text:p>
      <text:p text:style-name="P1"><text:span text:style-name="T1"><text:s text:c="3"/>The program checks if the total expenses exceed 75% of the user’s income. If they do, it warns the user that they are spending too much.</text:span></text:p>
      <text:p text:style-name="P1"><text:span text:style-name="T1"><text:s text:c="3"/>Finally, it shows how much money the user has left after all expenses and lists all expenses in order from highest to lowest.</text:span></text:p>
      <text:p text:style-name="P1"><text:span text:style-name="T1"/></text:p>
      <text:p text:style-name="P1"><text:span text:style-name="T1">Summary</text:span></text:p>
      <text:p text:style-name="P1"><text:span text:style-name="T1"/></text:p>
      <text:p text:style-name="P1"><text:span text:style-name="T1">Part 1** focuses on basic budgeting by calculating income and essential expenses, helping users see how much money they have left.</text:span></text:p>
      <text:p text:style-name="P1"><text:span text:style-name="T1">Part 2** expands on this by adding vehicle expenses, allowing users to plan for both housing and transportation costs.</text:span></text:p>
      <text:p text:style-name="P1"><text:span text:style-name="T1">The application helps users make informed financial decisions by providing alerts when their expenses are too high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